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EYAGRA+Calibri" svg:font-family="EYAGRA+Calibri"/>
    <style:font-face style:name="Lohit Hindi1" svg:font-family="'Lohit Hindi'"/>
    <style:font-face style:name="OpenSymbol" svg:font-family="OpenSymbol"/>
    <style:font-face style:name="Times new roman"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text-properties fo:font-size="16pt" style:text-underline-style="none" fo:font-weight="normal" style:font-size-asian="16pt" style:font-weight-asian="normal" style:font-size-complex="16pt" style:font-weight-complex="normal"/>
    </style:style>
    <style:style style:name="P2" style:family="paragraph" style:parent-style-name="Standard">
      <style:paragraph-properties fo:text-align="center" style:justify-single-word="false"/>
      <style:text-properties fo:font-size="16pt" style:text-underline-style="solid" style:text-underline-width="auto" style:text-underline-color="font-color" fo:font-weight="bold" officeooo:paragraph-rsid="0023a97e" style:font-size-asian="16pt" style:font-weight-asian="bold" style:font-size-complex="16pt" style:font-weight-complex="bold"/>
    </style:style>
    <style:style style:name="P3" style:family="paragraph" style:parent-style-name="Standard">
      <style:text-properties fo:color="#000000" style:font-name="EYAGRA+Calibri" fo:font-size="20pt" style:font-name-asian="EYAGRA+Calibri" style:font-size-asian="20pt" style:font-name-complex="EYAGRA+Calibri" style:font-size-complex="20pt"/>
    </style:style>
    <style:style style:name="P4" style:family="paragraph" style:parent-style-name="Standard">
      <style:text-properties style:font-name="Times new roman" fo:font-size="12pt" style:text-underline-style="none" fo:font-weight="normal" officeooo:rsid="001fdefd" style:font-size-asian="12pt" style:font-weight-asian="normal" style:font-size-complex="12pt" style:font-weight-complex="normal"/>
    </style:style>
    <style:style style:name="P5" style:family="paragraph" style:parent-style-name="Standard">
      <style:paragraph-properties fo:text-align="start" style:justify-single-word="false"/>
      <style:text-properties style:font-name="Times new roman" fo:font-size="12pt" style:text-underline-style="none" fo:font-weight="normal" officeooo:rsid="001fdefd" officeooo:paragraph-rsid="001fdefd" style:font-size-asian="12pt" style:font-weight-asian="normal" style:font-size-complex="12pt" style:font-weight-complex="normal"/>
    </style:style>
    <style:style style:name="P6" style:family="paragraph" style:parent-style-name="Standard">
      <style:paragraph-properties fo:text-align="start" style:justify-single-word="false"/>
      <style:text-properties fo:font-size="12pt" style:text-underline-style="none" fo:font-weight="normal" officeooo:rsid="001fdefd" officeooo:paragraph-rsid="001fdefd" style:font-size-asian="12pt" style:font-weight-asian="normal" style:font-size-complex="12pt" style:font-weight-complex="normal"/>
    </style:style>
    <style:style style:name="P7" style:family="paragraph" style:parent-style-name="Standard">
      <style:paragraph-properties fo:text-align="center" style:justify-single-word="false" fo:break-before="page"/>
      <style:text-properties fo:font-size="16pt" style:text-underline-style="solid" style:text-underline-width="auto" style:text-underline-color="font-color" fo:font-weight="bold" style:font-size-asian="16pt" style:font-weight-asian="bold" style:font-size-complex="16pt" style:font-weight-complex="bold"/>
    </style:style>
    <style:style style:name="P8" style:family="paragraph" style:parent-style-name="Standard">
      <style:paragraph-properties fo:text-align="center" style:justify-single-word="false" fo:break-before="page"/>
      <style:text-properties fo:font-size="16pt" style:text-underline-style="solid" style:text-underline-width="auto" style:text-underline-color="font-color" fo:font-weight="bold" officeooo:paragraph-rsid="0023a97e" style:font-size-asian="16pt" style:font-weight-asian="bold" style:font-size-complex="16pt" style:font-weight-complex="bold"/>
    </style:style>
    <style:style style:name="P9" style:family="paragraph" style:parent-style-name="Standard" style:list-style-name="L1"/>
    <style:style style:name="P10" style:family="paragraph" style:parent-style-name="Standard">
      <style:paragraph-properties fo:text-align="start" style:justify-single-word="false"/>
      <style:text-properties fo:font-size="12pt" style:text-underline-style="none" fo:font-weight="normal" officeooo:rsid="001fdefd" officeooo:paragraph-rsid="001fdefd" style:font-size-asian="12pt" style:font-weight-asian="normal" style:font-size-complex="12pt" style:font-weight-complex="normal"/>
    </style:style>
    <style:style style:name="P11" style:family="paragraph" style:parent-style-name="Standard">
      <style:paragraph-properties fo:text-align="start" style:justify-single-word="false"/>
      <style:text-properties fo:font-size="12pt" style:text-underline-style="none" fo:font-weight="normal" officeooo:rsid="00265c07" officeooo:paragraph-rsid="00265c07" style:font-size-asian="12pt" style:font-weight-asian="normal" style:font-size-complex="12pt" style:font-weight-complex="normal"/>
    </style:style>
    <style:style style:name="T1" style:family="text">
      <style:text-properties officeooo:rsid="001ffa06"/>
    </style:style>
    <style:style style:name="T2" style:family="text">
      <style:text-properties officeooo:rsid="00213f26"/>
    </style:style>
    <style:style style:name="T3" style:family="text">
      <style:text-properties style:text-underline-style="none" fo:font-weight="normal" style:font-weight-asian="normal" style:font-weight-complex="normal"/>
    </style:style>
    <style:style style:name="T4" style:family="text">
      <style:text-properties style:text-underline-style="none" fo:font-weight="normal" officeooo:rsid="0023a97e" style:font-weight-asian="normal" style:font-weight-complex="normal"/>
    </style:style>
    <style:style style:name="T5" style:family="text">
      <style:text-properties officeooo:rsid="00247448"/>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ACTIVIDAD <text:span text:style-name="T5">3</text:span> – GESTION DE PROYECTOS</text:p>
      <text:p text:style-name="P2"><text:span text:style-name="T4">03</text:span><text:span text:style-name="T3">/0</text:span><text:span text:style-name="T4">3</text:span><text:span text:style-name="T3">/2015</text:span> </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ACTIVIDAD 2 – GESTION DE PROYECTOS</text:p>
      <text:p text:style-name="P1">24/02/2015</text:p>
      <text:p text:style-name="P1"/>
      <text:p text:style-name="P11">En la dirección <text:a xlink:type="simple" xlink:href="http://www.picsplash.me/">www.picsplash.me</text:a> tienes nuestra landing page, en ella se explica un poco nuestro proyecto. <text:s text:c="2"/></text:p>
      <text:p text:style-name="P6"/>
      <text:p text:style-name="P6">Para gestionar el proyecto, <text:span text:style-name="T1">así</text:span> como para el seguimiento de incidencias y <text:span text:style-name="T1">errores</text:span>, vamos a utilizar la herramienta Redmine.</text:p>
      <text:p text:style-name="P6"/>
      <text:p text:style-name="P6">Hemos elegido esta herramienta porque es de software libre y código abierto (Licencia Pública General de GNU v2). <text:span text:style-name="T2">Además, esta herramienta viene instalada en la imagen Linux que nos ha facilitado el profesor y nos parece una buena herramienta.</text:span> </text:p>
      <text:p text:style-name="P6"/>
      <text:p text:style-name="P5">Redmine incluye también un calendario de actividades, diagramas de Gantt para la representación visual de la línea del tiempo de los proyectos, un visor del repositorio de control de versiones, herramientas colaborativas (wiki, foro, RSS), control de flujo de trabajo basado en roles e integración con correo electrónico. Redmine soporta </text:p>
      <text:p text:style-name="P4">múltiples proyectos, roles flexibles basados en control de acceso, diferentes bases de datos (MySQL, PostgreSQL y SQLite) y distintos plugins. </text:p>
      <text:p text:style-name="P4"/>
      <text:p text:style-name="P4">Está escrito usando el entorno de desarrollo Ruby on Rails.</text:p>
      <text:p text:style-name="P6"/>
      <text:p text:style-name="P7"><text:s/>ACTIVIDAD 1 - CONTROL DE VERSIONES</text:p>
      <text:p text:style-name="P1">17/02/2015</text:p>
      <text:p text:style-name="Standard"/>
      <text:p text:style-name="Standard"/>
      <text:p text:style-name="Standard">Para la realización de nuestro proyecto hemos decidido usar la herramienta GitHub, ya que ya la conocíamos anteriormente y estamos familiarizados con su uso.</text:p>
      <text:p text:style-name="Standard"/>
      <text:p text:style-name="Standard">Esta herramienta nos permite alojar proyectos utilizando el sistema de control de versiones Git.</text:p>
      <text:p text:style-name="Standard"/>
      <text:p text:style-name="Standard">Vamos a utilizar una arquitectura de sistema de control de versiones centralizada. </text:p>
      <text:p text:style-name="Standard">Dispondremos de un único repositorio centralizado de todo el código, en el cual habrá un único usuario responsable del mismo, quien deberá aprobar las decisiones importantes.</text:p>
      <text:p text:style-name="Standard"/>
      <text:p text:style-name="Standard">Para nuestro proyecto vamos a emplear un control de versiones por ramas y un esquema colaborativo. </text:p>
      <text:p text:style-name="Standard">Utilizaremos las siguientes ramas:</text:p>
      <text:list xml:id="list42396714525801241" text:style-name="L1">
        <text:list-item>
          <text:p text:style-name="P9">Master: sera la rama principal, de largo recorrido, que contiene el repositorio con el código publicado.</text:p>
        </text:list-item>
        <text:list-item>
          <text:p text:style-name="P9">Develop: en estas ramas de largo recorrido, se introducirán, probaran e integraran las nuevas funcionalidades que vayan a ser añadidas a la aplicación.</text:p>
        </text:list-item>
        <text:list-item>
          <text:p text:style-name="P9">Feature branches: ramas puntuales, en las que se llevara a cabo la implementación de cada una de las funcionalidades que posteriormente integraremos, por separado.</text:p>
        </text:list-item>
        <text:list-item>
          <text:p text:style-name="P9">Hotfixes: ramas puntuales con el objetivo de corregir los bugs que surjan en la producción de nuestro código.</text:p>
        </text:list-item>
      </text:list>
      <text:p text:style-name="Standard"/>
      <text:p text:style-name="Standard">Para ello, hemos creado un repositorio común a los 4 integrantes del grupo, usando nuestra cuentas GitHub.</text:p>
      <text:p text:style-name="Standard">Link al repositorio: <text:a xlink:type="simple" xlink:href="https://github.com/jhdez/GPIII">https://github.com/jhdez/GPIII</text:a></text:p>
      <text:p text:style-name="Standard"/>
      <text:p text:style-name="Standard">Posteriormente, cada uno de los integrantes del grupo, hemos configurado nuestro cliente Git en <text:s/>nuestras maquinas para poder acceder, usar el repositorio común creado, subir nuestra memoria y primer commit.</text:p>
      <text:p text:style-name="Standard"/>
      <text:p text:style-name="Standard"/>
      <text:p text:style-name="Standard"/>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EYAGRA+Calibri" svg:font-family="EYAGRA+Calibri"/>
    <style:font-face style:name="Lohit Hindi1" svg:font-family="'Lohit Hindi'"/>
    <style:font-face style:name="OpenSymbol" svg:font-family="OpenSymbol"/>
    <style:font-face style:name="Times new roman"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inux1 </meta:initial-creator>
    <meta:creation-date>2015-02-17T18:58:04</meta:creation-date>
    <dc:date>2015-03-03T18:37:38.088835318</dc:date>
    <meta:editing-duration>PT1H10M30S</meta:editing-duration>
    <meta:editing-cycles>20</meta:editing-cycles>
    <meta:generator>LibreOffice/4.2.7.2$Linux_X86_64 LibreOffice_project/420m0$Build-2</meta:generator>
    <meta:document-statistic meta:table-count="0" meta:image-count="0" meta:object-count="0" meta:page-count="3" meta:paragraph-count="25" meta:word-count="405" meta:character-count="2692" meta:non-whitespace-character-count="2303"/>
  </office:meta>
</office:document-meta>
</file>